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  <style:text-properties style:use-window-font-color="true"/>
    </style:style>
    <style:style style:name="ce2" style:family="table-cell" style:parent-style-name="Default">
      <style:table-cell-properties fo:background-color="#bce4e5"/>
    </style:style>
    <style:style style:name="ce3" style:family="table-cell" style:parent-style-name="Default">
      <style:table-cell-properties fo:background-color="#f7a19a"/>
    </style:style>
    <style:style style:name="ce4" style:family="table-cell" style:parent-style-name="Default">
      <style:table-cell-properties fo:background-color="#8f93c7"/>
    </style:style>
    <style:style style:name="ce5" style:family="table-cell" style:parent-style-name="Default">
      <style:table-cell-properties fo:background-color="#9d85be"/>
    </style:style>
    <style:style style:name="ce6" style:family="table-cell" style:parent-style-name="Default">
      <style:table-cell-properties fo:background-color="#fff685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lag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formula="of:=SUMPRODUCT([.B3:.E3];[.B8:.E8])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PRODUCT([.B4:.E4];[.B8:.E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ntu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PRODUCT([.B5:.E5];[.B8:.E8])" office:value-type="float" office:value="24" calcext:value-type="float">
            <text:p>24</text:p>
          </table:table-cell>
          <table:table-cell office:value-type="string" calcext:value-type="string">
            <text:p>benefice</text:p>
          </table:table-cell>
          <table:table-cell table:formula="of:=SUMPRODUCT([.B6:.E6];[.B8:.E8]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bene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br figurin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2" table:style-name="ta1">
        <table:table-column table:style-name="co2" table:default-cell-style-name="Default"/>
        <table:table-column table:style-name="co3" table:number-columns-repeated="10" table:default-cell-style-name="Default"/>
        <table:table-column table:style-name="co1" table:number-columns-repeated="3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7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c norm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c observé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s ou deficite</text:p>
          </table:table-cell>
          <table:table-cell table:formula="of:=[.B5]-[.B4]" office:value-type="float" office:value="-2" calcext:value-type="float">
            <text:p>-2</text:p>
          </table:table-cell>
          <table:table-cell table:formula="of:=[.C5]-[.C4]" office:value-type="float" office:value="7" calcext:value-type="float">
            <text:p>7</text:p>
          </table:table-cell>
          <table:table-cell table:formula="of:=[.D5]-[.D4]" office:value-type="float" office:value="-4" calcext:value-type="float">
            <text:p>-4</text:p>
          </table:table-cell>
          <table:table-cell table:formula="of:=[.E5]-[.E4]" office:value-type="float" office:value="-3" calcext:value-type="float">
            <text:p>-3</text:p>
          </table:table-cell>
          <table:table-cell table:formula="of:=[.F5]-[.F4]" office:value-type="float" office:value="3" calcext:value-type="float">
            <text:p>3</text:p>
          </table:table-cell>
          <table:table-cell table:formula="of:=[.G5]-[.G4]" office:value-type="float" office:value="-5" calcext:value-type="float">
            <text:p>-5</text:p>
          </table:table-cell>
          <table:table-cell table:formula="of:=[.H5]-[.H4]" office:value-type="float" office:value="-1" calcext:value-type="float">
            <text:p>-1</text:p>
          </table:table-cell>
          <table:table-cell table:formula="of:=[.I5]-[.I4]" office:value-type="float" office:value="4" calcext:value-type="float">
            <text:p>4</text:p>
          </table:table-cell>
          <table:table-cell table:formula="of:=[.J5]-[.J4]" office:value-type="float" office:value="6" calcext:value-type="float">
            <text:p>6</text:p>
          </table:table-cell>
          <table:table-cell table:formula="of:=[.K5]-[.K4]" office:value-type="float" office:value="-5" calcext:value-type="float">
            <text:p>-5</text:p>
          </table:table-cell>
          <table:table-cell table:number-columns-repeated="3"/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17"/>
        </table:table-row>
        <table:table-row table:style-name="ro1">
          <table:table-cell office:value-type="string" calcext:value-type="string">
            <text:p>cout/km</text:p>
          </table:table-cell>
          <table:table-cell table:number-columns-repeated="13"/>
          <table:table-cell table:style-name="ce7"/>
          <table:table-cell table:number-columns-repeated="17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13"/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17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/>
          <table:table-cell table:style-name="ce7"/>
          <table:table-cell table:number-columns-repeated="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SQRT(POWER([.C2]-[.$B$2];2)+POWER([.$B$3]-[.C3];2))" office:value-type="float" office:value="5.65685424949238" calcext:value-type="float">
            <text:p>5,65685424949238</text:p>
          </table:table-cell>
          <table:table-cell table:formula="of:=SQRT(POWER([.D2]-[.$C$2];2)+POWER([.$C$3]-[.D3];2))" office:value-type="float" office:value="2" calcext:value-type="float">
            <text:p>2</text:p>
          </table:table-cell>
          <table:table-cell table:formula="of:=SQRT(POWER([.E2]-[.$C$2];2)+POWER([.$C$3]-[.E3];2))" office:value-type="float" office:value="2.82842712474619" calcext:value-type="float">
            <text:p>2,82842712474619</text:p>
          </table:table-cell>
          <table:table-cell table:formula="of:=SQRT(POWER([.G2]-[.$C$2];2)+POWER([.$C$3]-[.G3];2))" office:value-type="float" office:value="3.16227766016838" calcext:value-type="float">
            <text:p>3,16227766016838</text:p>
          </table:table-cell>
          <table:table-cell table:formula="of:=SQRT(POWER([.H2]-[.$C$2];2)+POWER([.$C$3]-[.H3];2))" office:value-type="float" office:value="3.16227766016838" calcext:value-type="float">
            <text:p>3,16227766016838</text:p>
          </table:table-cell>
          <table:table-cell table:formula="of:=SQRT(POWER([.K2]-[.$C$2];2)+POWER([.$C$3]-[.K3];2))" office:value-type="float" office:value="4.12310562561766" calcext:value-type="float">
            <text:p>4,12310562561766</text:p>
          </table:table-cell>
          <table:table-cell table:number-columns-repeated="2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SQRT(POWER([.$F$2]-[.B2];2)+POWER([.B3]-[.$F$3];2))" office:value-type="float" office:value="7" calcext:value-type="float">
            <text:p>7</text:p>
          </table:table-cell>
          <table:table-cell table:formula="of:=SQRT(POWER([.$F$2]-[.D2];2)+POWER([.D3]-[.$F$3];2))" office:value-type="float" office:value="3.60555127546399" calcext:value-type="float">
            <text:p>3,60555127546399</text:p>
          </table:table-cell>
          <table:table-cell table:formula="of:=SQRT(POWER([.$F$2]-[.E2];2)+POWER([.E3]-[.$F$3];2))" office:value-type="float" office:value="2.23606797749979" calcext:value-type="float">
            <text:p>2,23606797749979</text:p>
          </table:table-cell>
          <table:table-cell table:formula="of:=SQRT(POWER([.$F$2]-[.G2];2)+POWER([.G3]-[.$F$3];2))" office:value-type="float" office:value="5" calcext:value-type="float">
            <text:p>5</text:p>
          </table:table-cell>
          <table:table-cell table:formula="of:=SQRT(POWER([.$F$2]-[.H2];2)+POWER([.H3]-[.$F$3];2))" office:value-type="float" office:value="7.81024967590665" calcext:value-type="float">
            <text:p>7,81024967590665</text:p>
          </table:table-cell>
          <table:table-cell table:formula="of:=SQRT(POWER([.$F$2]-[.K2];2)+POWER([.K3]-[.$F$3];2))" office:value-type="float" office:value="7.61577310586391" calcext:value-type="float">
            <text:p>7,61577310586391</text:p>
          </table:table-cell>
          <table:table-cell table:number-columns-repeated="2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formula="of:=SQRT(POWER([.$I$2]-[.B2];2)+POWER([.B3]-[.$I$3];2))" office:value-type="float" office:value="2.23606797749979" calcext:value-type="float">
            <text:p>2,23606797749979</text:p>
          </table:table-cell>
          <table:table-cell table:formula="of:=SQRT(POWER([.$I$2]-[.D2];2)+POWER([.D3]-[.$I$3];2))" office:value-type="float" office:value="3" calcext:value-type="float">
            <text:p>3</text:p>
          </table:table-cell>
          <table:table-cell table:formula="of:=SQRT(POWER([.$I$2]-[.E2];2)+POWER([.E3]-[.$I$3];2))" office:value-type="float" office:value="5" calcext:value-type="float">
            <text:p>5</text:p>
          </table:table-cell>
          <table:table-cell table:formula="of:=SQRT(POWER([.$I$2]-[.G2];2)+POWER([.G3]-[.$I$3];2))" office:value-type="float" office:value="6.70820393249937" calcext:value-type="float">
            <text:p>6,70820393249937</text:p>
          </table:table-cell>
          <table:table-cell table:formula="of:=SQRT(POWER([.$I$2]-[.H2];2)+POWER([.H3]-[.$I$3];2))" office:value-type="float" office:value="3" calcext:value-type="float">
            <text:p>3</text:p>
          </table:table-cell>
          <table:table-cell table:formula="of:=SQRT(POWER([.$I$2]-[.K2];2)+POWER([.K3]-[.$I$3];2))" office:value-type="float" office:value="1.4142135623731" calcext:value-type="float">
            <text:p>1,4142135623731</text:p>
          </table:table-cell>
          <table:table-cell table:number-columns-repeated="2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formula="of:=SQRT(POWER([.$J$2]-[.$B$2];2)+POWER([.$B$3]-[.$J$3];2))" office:value-type="float" office:value="2" calcext:value-type="float">
            <text:p>2</text:p>
          </table:table-cell>
          <table:table-cell table:formula="of:=SQRT(POWER([.$J$2]-[.D2];2)+POWER([.D3]-[.$J$3];2))" office:value-type="float" office:value="2.82842712474619" calcext:value-type="float">
            <text:p>2,82842712474619</text:p>
          </table:table-cell>
          <table:table-cell table:formula="of:=SQRT(POWER([.$J$2]-[.E2];2)+POWER([.E3]-[.$J$3];2))" office:value-type="float" office:value="4.47213595499958" calcext:value-type="float">
            <text:p>4,47213595499958</text:p>
          </table:table-cell>
          <table:table-cell table:formula="of:=SQRT(POWER([.$J$2]-[.G2];2)+POWER([.G3]-[.$J$3];2))" office:value-type="float" office:value="7.07106781186548" calcext:value-type="float">
            <text:p>7,07106781186548</text:p>
          </table:table-cell>
          <table:table-cell table:formula="of:=SQRT(POWER([.$J$2]-[.H2];2)+POWER([.H3]-[.$J$3];2))" office:value-type="float" office:value="5.09901951359278" calcext:value-type="float">
            <text:p>5,09901951359278</text:p>
          </table:table-cell>
          <table:table-cell table:formula="of:=SQRT(POWER([.$J$2]-[.$K$2];2)+POWER([.$K$3]-[.$J$3];2))" office:value-type="float" office:value="3.60555127546399" calcext:value-type="float">
            <text:p>3,60555127546399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nbre voit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nb km</text:p>
          </table:table-cell>
          <table:table-cell table:number-columns-repeated="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G1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SUMPRODUCT([.B12:.G15];[.B18:.G21])" office:value-type="float" office:value="49.4295567927046" calcext:value-type="float">
            <text:p>49,4295567927046</text:p>
          </table:table-cell>
          <table:table-cell table:number-columns-repeated="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9:.G1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0:.G20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ut total</text:p>
          </table:table-cell>
          <table:table-cell table:number-columns-repeated="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1:.G21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[.L18]*[.A9]" office:value-type="float" office:value="14.8288670378114" calcext:value-type="float">
            <text:p>14,8288670378114</text:p>
          </table:table-cell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reçu</text:p>
          </table:table-cell>
          <table:table-cell table:formula="of:=SUM([.B18:.B21])" office:value-type="float" office:value="2" calcext:value-type="float">
            <text:p>2</text:p>
          </table:table-cell>
          <table:table-cell table:formula="of:=SUM([.C18:.C21])" office:value-type="float" office:value="4" calcext:value-type="float">
            <text:p>4</text:p>
          </table:table-cell>
          <table:table-cell table:formula="of:=SUM([.D18:.D21])" office:value-type="float" office:value="3" calcext:value-type="float">
            <text:p>3</text:p>
          </table:table-cell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1" calcext:value-type="float">
            <text:p>1</text:p>
          </table:table-cell>
          <table:table-cell table:formula="of:=SUM([.G18:.G21])"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nqu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17:42.886320652</meta:creation-date>
    <dc:date>2020-02-10T12:53:45.239036148</dc:date>
    <meta:editing-duration>PT16M49S</meta:editing-duration>
    <meta:editing-cycles>4</meta:editing-cycles>
    <meta:generator>LibreOffice/6.0.7.3$Linux_X86_64 LibreOffice_project/00m0$Build-3</meta:generator>
    <meta:document-statistic meta:table-count="2" meta:cell-count="224" meta:object-count="0"/>
  </office:meta>
</office:document-meta>
</file>